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fo:language="da" fo:country="DK"/>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 indledning til dette projekt, har hvert gruppe medlem udarbejdet et n-body script. Scriptene er bruteforce scripts og tager således udgangspunkt i Newtons gravitationslov;</text:p>
      <text:p text:style-name="Standard">Fg = SUM((GMm)/(r^2)</text:p>
      <text:p text:style-name="Standard"/>
      <text:p text:style-name="Standard">hvor r er afstanden mellem element ri og rj etc.</text:p>
      <text:p text:style-name="Standard">Da afstanden mellem hver partikel skal udregnes for hvert tidsskridt, viser denne metode sig ikke hensigtsmæssig, netop fordi vi for hvert partikel skal beregne N aftande, hvor N er antallet af partikler. </text:p>
      <text:p text:style-name="Standard">Således skal scriptet foretage N*N beregninger for hvert tidsskridt, dette kaldes tidskompleksiteten og notationen er O(N^2).</text:p>
      <text:p text:style-name="Standard"/>
      <text:p text:style-name="Standard">Vi har i vores indledende øvelse brugt et datasæt bestående af 10 partikler, og set på deres påvirkning af hinanden i 100 tidsskridt. Hvert tidsskridt har O(N^2) iterationer svarende til 100 gange og med 100 tidsskridt foretager scriptet således 10.000 beregninger. På en almindelig laptop tager det cirka 0.7 sekund at køre et script med det antal iterationer. </text:p>
      <text:p text:style-name="Standard">Når vi taler om N-bodies simulering, giver det selvfølgelig ikke mening kun at kigge på 10, 100 eller 1000 partiklers indbyrdes påvirkning af hinanden. </text:p>
      <text:p text:style-name="Standard">Vi ønsker med dette projekt, at udarbejde et script, der kan håndtere minimum 50.000 partikler og deres påvirkning af hinanden over en periode på 1000 tidsskridt.</text:p>
      <text:p text:style-name="Standard">Bruger vi bruteforce metoden til at lave de beregninger, bliver det til 2.5*10^12 iterationer og vi kunne således forvente, at scriptet er færdig med at køre et par år efter vi afsluttet vores uddannelse her på Københavns Universitet. </text:p>
      <text:p text:style-name="Standard"/>
      <text:p text:style-name="Standard">Der find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ds Anthon</meta:initial-creator>
    <meta:creation-date>2012-02-20T08:57:47</meta:creation-date>
    <dc:date>2012-02-20T09:51:37</dc:date>
    <dc:creator>Mads Anthon</dc:creator>
    <meta:editing-duration>PT38M40S</meta:editing-duration>
    <meta:editing-cycles>5</meta:editing-cycles>
    <meta:generator>OpenOffice.org/3.3$Unix OpenOffice.org_project/330m20$Build-9567</meta:generator>
    <meta:document-statistic meta:table-count="0" meta:image-count="0" meta:object-count="0" meta:page-count="1" meta:paragraph-count="10" meta:word-count="233" meta:character-count="1495"/>
  </office:meta>
</office:document-meta>
</file>